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D000001EC63CCA1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svg:stroke-width="0cm" draw:fill="none" fo:min-height="0.7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46cm" svg:height="13.017cm" svg:x="1.154cm" svg:y="2.483cm">
          <draw:image xlink:href="Pictures/10000000000002BD000001EC63CCA136.png" xlink:type="simple" xlink:show="embed" xlink:actuate="onLoad">
            <text:p/>
          </draw:image>
        </draw:frame>
        <draw:line draw:style-name="gr2" draw:text-style-name="P1" draw:layer="layout" svg:x1="11.1cm" svg:y1="16.9cm" svg:x2="11.1cm" svg:y2="14.6cm">
          <text:p/>
        </draw:line>
        <draw:line draw:style-name="gr3" draw:text-style-name="P1" draw:layer="layout" svg:x1="2.8cm" svg:y1="16.9cm" svg:x2="2.8cm" svg:y2="14.6cm">
          <text:p/>
        </draw:line>
        <draw:frame draw:style-name="gr4" draw:text-style-name="P1" draw:layer="layout" svg:width="4.189cm" svg:height="0.964cm" svg:x="9cm" svg:y="17.1cm">
          <draw:text-box>
            <text:p text:style-name="P1">Display Zone</text:p>
          </draw:text-box>
        </draw:frame>
        <draw:frame draw:style-name="gr4" draw:text-style-name="P1" draw:layer="layout" svg:width="4.189cm" svg:height="0.964cm" svg:x="1.3cm" svg:y="17.1cm">
          <draw:text-box>
            <text:p text:style-name="P1">Control Z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46cm" fo:margin-bottom="1.01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10T11:31:51.53</meta:creation-date>
    <dc:date>2017-07-10T11:39:35.53</dc:date>
    <meta:editing-duration>PT7M44S</meta:editing-duration>
    <meta:editing-cycles>1</meta:editing-cycles>
    <meta:document-statistic meta:object-count="5"/>
    <meta:generator>OpenOffice/4.1.2$Win32 OpenOffice.org_project/412m3$Build-9782</meta:generator>
  </office:meta>
</office:document-meta>
</file>